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euille 1">
        <table:table-column/>
        <table:table-column/>
        <table:table-column/>
        <table:table-row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Price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VivoBook X441NA-GA190</text:p>
          </table:table-cell>
          <table:table-cell office:value-type="string">
            <text:p>295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Prestigio SmartBook 133S Dark Grey</text:p>
          </table:table-cell>
          <table:table-cell office:value-type="string">
            <text:p>2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Prestigio SmartBook 133S Gold</text:p>
          </table:table-cell>
          <table:table-cell office:value-type="string">
            <text:p>2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pire E1-510</text:p>
          </table:table-cell>
          <table:table-cell office:value-type="string">
            <text:p>306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V110-15IAP</text:p>
          </table:table-cell>
          <table:table-cell office:value-type="string">
            <text:p>321.94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V110-15IAP</text:p>
          </table:table-cell>
          <table:table-cell office:value-type="string">
            <text:p>356.4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Hewlett Packard 250 G6 Dark Ash Silver</text:p>
          </table:table-cell>
          <table:table-cell office:value-type="string">
            <text:p>364.46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3 A315-31 Black</text:p>
          </table:table-cell>
          <table:table-cell office:value-type="string">
            <text:p>372.7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A315-31-C33J</text:p>
          </table:table-cell>
          <table:table-cell office:value-type="string">
            <text:p>379.94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ES1-572 Black</text:p>
          </table:table-cell>
          <table:table-cell office:value-type="string">
            <text:p>379.95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3 A315-31 Black</text:p>
          </table:table-cell>
          <table:table-cell office:value-type="string">
            <text:p>391.4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3 A315-21</text:p>
          </table:table-cell>
          <table:table-cell office:value-type="string">
            <text:p>393.8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VivoBook Max</text:p>
          </table:table-cell>
          <table:table-cell office:value-type="string">
            <text:p>3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VivoBook E502NA-GO022T Dark Blue</text:p>
          </table:table-cell>
          <table:table-cell office:value-type="string">
            <text:p>399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ThinkPad E31-80</text:p>
          </table:table-cell>
          <table:table-cell office:value-type="string">
            <text:p>404.2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3 A315-31 Black</text:p>
          </table:table-cell>
          <table:table-cell office:value-type="string">
            <text:p>408.9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V110-15ISK</text:p>
          </table:table-cell>
          <table:table-cell office:value-type="string">
            <text:p>409.6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ES1-732 Black</text:p>
          </table:table-cell>
          <table:table-cell office:value-type="string">
            <text:p>410.46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VivoBook 15 X540NA-GQ026T</text:p>
          </table:table-cell>
          <table:table-cell office:value-type="string">
            <text:p>410.66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Packard 255 G2</text:p>
          </table:table-cell>
          <table:table-cell office:value-type="string">
            <text:p>416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EeeBook R416NA-FA014T</text:p>
          </table:table-cell>
          <table:table-cell office:value-type="string">
            <text:p>433.3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3 A315-51</text:p>
          </table:table-cell>
          <table:table-cell office:value-type="string">
            <text:p>436.2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ES1-572 Black</text:p>
          </table:table-cell>
          <table:table-cell office:value-type="string">
            <text:p>436.2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Extensa 15 (2540) Black</text:p>
          </table:table-cell>
          <table:table-cell office:value-type="string">
            <text:p>439.7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ES1-572 Black</text:p>
          </table:table-cell>
          <table:table-cell office:value-type="string">
            <text:p>454.62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V110-15ISK</text:p>
          </table:table-cell>
          <table:table-cell office:value-type="string">
            <text:p>454.7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A315-51-33TG</text:p>
          </table:table-cell>
          <table:table-cell office:value-type="string">
            <text:p>457.3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V110-15IKB</text:p>
          </table:table-cell>
          <table:table-cell office:value-type="string">
            <text:p>465.95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VivoBook 15 X540UA-DM260 Chocolate Black</text:p>
          </table:table-cell>
          <table:table-cell office:value-type="string">
            <text:p>468.56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ES1-572 Black</text:p>
          </table:table-cell>
          <table:table-cell office:value-type="string">
            <text:p>469.1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V510 Black</text:p>
          </table:table-cell>
          <table:table-cell office:value-type="string">
            <text:p>484.2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ES1-572 Black</text:p>
          </table:table-cell>
          <table:table-cell office:value-type="string">
            <text:p>485.9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V510 Black</text:p>
          </table:table-cell>
          <table:table-cell office:value-type="string">
            <text:p>487.8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Swift 1 SF113-31 Silver</text:p>
          </table:table-cell>
          <table:table-cell office:value-type="string">
            <text:p>488.64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Vostro 15</text:p>
          </table:table-cell>
          <table:table-cell office:value-type="string">
            <text:p>488.7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3 A315-51 Black</text:p>
          </table:table-cell>
          <table:table-cell office:value-type="string">
            <text:p>494.71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Vostro 15 (3568) Red</text:p>
          </table:table-cell>
          <table:table-cell office:value-type="string">
            <text:p>497.17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V510 Black</text:p>
          </table:table-cell>
          <table:table-cell office:value-type="string">
            <text:p>498.2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HP 250 G3</text:p>
          </table:table-cell>
          <table:table-cell office:value-type="string">
            <text:p>520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Spin 5</text:p>
          </table:table-cell>
          <table:table-cell office:value-type="string">
            <text:p>564.9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HP 350 G1</text:p>
          </table:table-cell>
          <table:table-cell office:value-type="string">
            <text:p>577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pire E1-572G</text:p>
          </table:table-cell>
          <table:table-cell office:value-type="string">
            <text:p>581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Pavilion</text:p>
          </table:table-cell>
          <table:table-cell office:value-type="string">
            <text:p>609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A515-51-5654</text:p>
          </table:table-cell>
          <table:table-cell office:value-type="string">
            <text:p>67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Inspiron 15</text:p>
          </table:table-cell>
          <table:table-cell office:value-type="string">
            <text:p>67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VivoBook S14</text:p>
          </table:table-cell>
          <table:table-cell office:value-type="string">
            <text:p>72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ProBook</text:p>
          </table:table-cell>
          <table:table-cell office:value-type="string">
            <text:p>739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Inspiron 15</text:p>
          </table:table-cell>
          <table:table-cell office:value-type="string">
            <text:p>745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ROG STRIX GL553VD-DM256</text:p>
          </table:table-cell>
          <table:table-cell office:value-type="string">
            <text:p>7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Nitro 5 AN515-51</text:p>
          </table:table-cell>
          <table:table-cell office:value-type="string">
            <text:p>80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ROG STRIX GL553VD-DM256</text:p>
          </table:table-cell>
          <table:table-cell office:value-type="string">
            <text:p>8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ThinkPad L570</text:p>
          </table:table-cell>
          <table:table-cell office:value-type="string">
            <text:p>9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hinkPad Yoga</text:p>
          </table:table-cell>
          <table:table-cell office:value-type="string">
            <text:p>1033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ThinkPad L460</text:p>
          </table:table-cell>
          <table:table-cell office:value-type="string">
            <text:p>1096.02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Inspiron 15 (7567) Black</text:p>
          </table:table-cell>
          <table:table-cell office:value-type="string">
            <text:p>1098.42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MSI GL72M 7RDX</text:p>
          </table:table-cell>
          <table:table-cell office:value-type="string">
            <text:p>10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MSI GL72M 7RDX</text:p>
          </table:table-cell>
          <table:table-cell office:value-type="string">
            <text:p>10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ROG Strix GL553VD-DM535T</text:p>
          </table:table-cell>
          <table:table-cell office:value-type="string">
            <text:p>1101.8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280</text:p>
          </table:table-cell>
          <table:table-cell office:value-type="string">
            <text:p>1102.66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480</text:p>
          </table:table-cell>
          <table:table-cell office:value-type="string">
            <text:p>1110.14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Legion Y520-15IKBM</text:p>
          </table:table-cell>
          <table:table-cell office:value-type="string">
            <text:p>1112.91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oshiba Portege Z30-C-16J Grey</text:p>
          </table:table-cell>
          <table:table-cell office:value-type="string">
            <text:p>1114.55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Predator Helios 300 (PH317-51)</text:p>
          </table:table-cell>
          <table:table-cell office:value-type="string">
            <text:p>1123.87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Aspire 7 A715-71G</text:p>
          </table:table-cell>
          <table:table-cell office:value-type="string">
            <text:p>1123.87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Inspiron 17 2in1 (7779) Silver</text:p>
          </table:table-cell>
          <table:table-cell office:value-type="string">
            <text:p>1124.2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480</text:p>
          </table:table-cell>
          <table:table-cell office:value-type="string">
            <text:p>1133.82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Legion Y520</text:p>
          </table:table-cell>
          <table:table-cell office:value-type="string">
            <text:p>1133.91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AsusPro Advanced BU401LA-FA271G Dark Grey</text:p>
          </table:table-cell>
          <table:table-cell office:value-type="string">
            <text:p>1139.54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Nitro 5 AN515-51</text:p>
          </table:table-cell>
          <table:table-cell office:value-type="string">
            <text:p>1140.62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480</text:p>
          </table:table-cell>
          <table:table-cell office:value-type="string">
            <text:p>1143.4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Inspiron 15 (7567) Black</text:p>
          </table:table-cell>
          <table:table-cell office:value-type="string">
            <text:p>1144.2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580</text:p>
          </table:table-cell>
          <table:table-cell office:value-type="string">
            <text:p>1144.4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MSI GP62M 7RDX Leopard</text:p>
          </table:table-cell>
          <table:table-cell office:value-type="string">
            <text:p>114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Legion Y520-15IKBM</text:p>
          </table:table-cell>
          <table:table-cell office:value-type="string">
            <text:p>114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Yoga 720 Grey</text:p>
          </table:table-cell>
          <table:table-cell office:value-type="string">
            <text:p>1149.7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oshiba Portege Z30-C-16L Grey</text:p>
          </table:table-cell>
          <table:table-cell office:value-type="string">
            <text:p>1154.04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TravelMate P645-S-511A Black</text:p>
          </table:table-cell>
          <table:table-cell office:value-type="string">
            <text:p>1170.1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580</text:p>
          </table:table-cell>
          <table:table-cell office:value-type="string">
            <text:p>1178.1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hinkPad T540p</text:p>
          </table:table-cell>
          <table:table-cell office:value-type="string">
            <text:p>1178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MSI GS63 7RD Stealth</text:p>
          </table:table-cell>
          <table:table-cell office:value-type="string">
            <text:p>117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480</text:p>
          </table:table-cell>
          <table:table-cell office:value-type="string">
            <text:p>1187.8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Predator Helios 300 (PH317-51)</text:p>
          </table:table-cell>
          <table:table-cell office:value-type="string">
            <text:p>1187.9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MSI GL62M 7REX</text:p>
          </table:table-cell>
          <table:table-cell office:value-type="string">
            <text:p>11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MSI GL62M 7REX2</text:p>
          </table:table-cell>
          <table:table-cell office:value-type="string">
            <text:p>11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Yoga 910 Grey</text:p>
          </table:table-cell>
          <table:table-cell office:value-type="string">
            <text:p>1199.7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oshiba Portege X30-D-10J Black/Blue</text:p>
          </table:table-cell>
          <table:table-cell office:value-type="string">
            <text:p>1203.41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IdeaPad Miix 510 Platinum Silver</text:p>
          </table:table-cell>
          <table:table-cell office:value-type="string">
            <text:p>1212.16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cer Predator Helios 300 (PH317-51)</text:p>
          </table:table-cell>
          <table:table-cell office:value-type="string">
            <text:p>1221.5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hinkPad Yoga</text:p>
          </table:table-cell>
          <table:table-cell office:value-type="string">
            <text:p>1223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VivoBook Pro 15 N580VN-FI006T Gold Metal</text:p>
          </table:table-cell>
          <table:table-cell office:value-type="string">
            <text:p>1235.4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480</text:p>
          </table:table-cell>
          <table:table-cell office:value-type="string">
            <text:p>1238.37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ZenBook UX530UX-FY040T Blue</text:p>
          </table:table-cell>
          <table:table-cell office:value-type="string">
            <text:p>1239.2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hinkPad X230</text:p>
          </table:table-cell>
          <table:table-cell office:value-type="string">
            <text:p>1244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ROG Strix GL753VE-GC096T</text:p>
          </table:table-cell>
          <table:table-cell office:value-type="string">
            <text:p>125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pple MacBook Air 13"</text:p>
          </table:table-cell>
          <table:table-cell office:value-type="string">
            <text:p>1260.1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480</text:p>
          </table:table-cell>
          <table:table-cell office:value-type="string">
            <text:p>1271.06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Hewlett Packard Spectre 13-v106na Dark Ash Silver</text:p>
          </table:table-cell>
          <table:table-cell office:value-type="string">
            <text:p>1273.11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XPS 13</text:p>
          </table:table-cell>
          <table:table-cell office:value-type="string">
            <text:p>1281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oshiba Portege Z30-C-16K Grey</text:p>
          </table:table-cell>
          <table:table-cell office:value-type="string">
            <text:p>1294.74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MSI GL62VR 7RFX</text:p>
          </table:table-cell>
          <table:table-cell office:value-type="string">
            <text:p>12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480</text:p>
          </table:table-cell>
          <table:table-cell office:value-type="string">
            <text:p>1310.3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hinkPad X240</text:p>
          </table:table-cell>
          <table:table-cell office:value-type="string">
            <text:p>1311.99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Hewlett Packard ProBook 640 G3</text:p>
          </table:table-cell>
          <table:table-cell office:value-type="string">
            <text:p>1326.8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pple MacBook Pro 13" Space Gray</text:p>
          </table:table-cell>
          <table:table-cell office:value-type="string">
            <text:p>1333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580</text:p>
          </table:table-cell>
          <table:table-cell office:value-type="string">
            <text:p>1337.2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480</text:p>
          </table:table-cell>
          <table:table-cell office:value-type="string">
            <text:p>1338.37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Dell Latitude 5580</text:p>
          </table:table-cell>
          <table:table-cell office:value-type="string">
            <text:p>1341.22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pple MacBook Air 13"</text:p>
          </table:table-cell>
          <table:table-cell office:value-type="string">
            <text:p>1347.78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ThinkPad T470</text:p>
          </table:table-cell>
          <table:table-cell office:value-type="string">
            <text:p>1349.2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ThinkPad Yoga 370 Black</text:p>
          </table:table-cell>
          <table:table-cell office:value-type="string">
            <text:p>1362.24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Toshiba Portege X20W-D-10V Black/Blue</text:p>
          </table:table-cell>
          <table:table-cell office:value-type="string">
            <text:p>1366.32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ASUSPRO B9440UA-GV0279R Gray</text:p>
          </table:table-cell>
          <table:table-cell office:value-type="string">
            <text:p>1381.13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ROG Strix GL702VM-GC146T</text:p>
          </table:table-cell>
          <table:table-cell office:value-type="string">
            <text:p>13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Lenovo Legion Y720</text:p>
          </table:table-cell>
          <table:table-cell office:value-type="string">
            <text:p>139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ROG Strix GL702ZC-GC154T</text:p>
          </table:table-cell>
          <table:table-cell office:value-type="string">
            <text:p>176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ROG Strix GL702ZC-GC209T</text:p>
          </table:table-cell>
          <table:table-cell office:value-type="string">
            <text:p>1769.00</text:p>
          </table:table-cell>
        </table:table-row>
        <table:table-row>
          <table:table-cell office:value-type="string">
            <text:p>/computers/laptops</text:p>
          </table:table-cell>
          <table:table-cell office:value-type="string">
            <text:p>Asus ROG Strix SCAR Edition GL503VM-ED115T</text:p>
          </table:table-cell>
          <table:table-cell office:value-type="string">
            <text:p>1799.00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Lenovo IdeaTab</text:p>
          </table:table-cell>
          <table:table-cell office:value-type="string">
            <text:p>69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IdeaTab A3500L</text:p>
          </table:table-cell>
          <table:table-cell office:value-type="string">
            <text:p>88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Acer Iconia</text:p>
          </table:table-cell>
          <table:table-cell office:value-type="string">
            <text:p>96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Galaxy Tab 3</text:p>
          </table:table-cell>
          <table:table-cell office:value-type="string">
            <text:p>97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Iconia B1-730HD</text:p>
          </table:table-cell>
          <table:table-cell office:value-type="string">
            <text:p>99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Memo Pad HD 7</text:p>
          </table:table-cell>
          <table:table-cell office:value-type="string">
            <text:p>101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Asus MeMO Pad</text:p>
          </table:table-cell>
          <table:table-cell office:value-type="string">
            <text:p>102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Amazon Kindle</text:p>
          </table:table-cell>
          <table:table-cell office:value-type="string">
            <text:p>103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Galaxy Tab 3</text:p>
          </table:table-cell>
          <table:table-cell office:value-type="string">
            <text:p>107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IdeaTab A8-50</text:p>
          </table:table-cell>
          <table:table-cell office:value-type="string">
            <text:p>121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MeMO Pad 7</text:p>
          </table:table-cell>
          <table:table-cell office:value-type="string">
            <text:p>130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IdeaTab A3500-H</text:p>
          </table:table-cell>
          <table:table-cell office:value-type="string">
            <text:p>148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IdeaTab S5000</text:p>
          </table:table-cell>
          <table:table-cell office:value-type="string">
            <text:p>172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Galaxy Tab 4</text:p>
          </table:table-cell>
          <table:table-cell office:value-type="string">
            <text:p>233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Galaxy Tab</text:p>
          </table:table-cell>
          <table:table-cell office:value-type="string">
            <text:p>251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MeMo PAD FHD 10</text:p>
          </table:table-cell>
          <table:table-cell office:value-type="string">
            <text:p>320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Galaxy Note</text:p>
          </table:table-cell>
          <table:table-cell office:value-type="string">
            <text:p>399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Galaxy Note</text:p>
          </table:table-cell>
          <table:table-cell office:value-type="string">
            <text:p>489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iPad Mini Retina</text:p>
          </table:table-cell>
          <table:table-cell office:value-type="string">
            <text:p>537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Galaxy Note 10.1</text:p>
          </table:table-cell>
          <table:table-cell office:value-type="string">
            <text:p>587.99</text:p>
          </table:table-cell>
        </table:table-row>
        <table:table-row>
          <table:table-cell office:value-type="string">
            <text:p>/computers/tablets</text:p>
          </table:table-cell>
          <table:table-cell office:value-type="string">
            <text:p>Apple iPad Air</text:p>
          </table:table-cell>
          <table:table-cell office:value-type="string">
            <text:p>603.99</text:p>
          </table:table-cell>
        </table:table-row>
        <table:table-row>
          <table:table-cell office:value-type="string">
            <text:p>/phones/touch</text:p>
          </table:table-cell>
          <table:table-cell office:value-type="string">
            <text:p>Nokia 123</text:p>
          </table:table-cell>
          <table:table-cell office:value-type="string">
            <text:p>24.99</text:p>
          </table:table-cell>
        </table:table-row>
        <table:table-row>
          <table:table-cell office:value-type="string">
            <text:p>/phones/touch</text:p>
          </table:table-cell>
          <table:table-cell office:value-type="string">
            <text:p>LG Optimus</text:p>
          </table:table-cell>
          <table:table-cell office:value-type="string">
            <text:p>57.99</text:p>
          </table:table-cell>
        </table:table-row>
        <table:table-row>
          <table:table-cell office:value-type="string">
            <text:p>/phones/touch</text:p>
          </table:table-cell>
          <table:table-cell office:value-type="string">
            <text:p>Samsung Galaxy</text:p>
          </table:table-cell>
          <table:table-cell office:value-type="string">
            <text:p>93.99</text:p>
          </table:table-cell>
        </table:table-row>
        <table:table-row>
          <table:table-cell office:value-type="string">
            <text:p>/phones/touch</text:p>
          </table:table-cell>
          <table:table-cell office:value-type="string">
            <text:p>Nokia X</text:p>
          </table:table-cell>
          <table:table-cell office:value-type="string">
            <text:p>109.99</text:p>
          </table:table-cell>
        </table:table-row>
        <table:table-row>
          <table:table-cell office:value-type="string">
            <text:p>/phones/touch</text:p>
          </table:table-cell>
          <table:table-cell office:value-type="string">
            <text:p>Sony Xperia</text:p>
          </table:table-cell>
          <table:table-cell office:value-type="string">
            <text:p>118.99</text:p>
          </table:table-cell>
        </table:table-row>
        <table:table-row>
          <table:table-cell office:value-type="string">
            <text:p>/phones/touch</text:p>
          </table:table-cell>
          <table:table-cell office:value-type="string">
            <text:p>Ubuntu Edge</text:p>
          </table:table-cell>
          <table:table-cell office:value-type="string">
            <text:p>499.99</text:p>
          </table:table-cell>
        </table:table-row>
        <table:table-row>
          <table:table-cell office:value-type="string">
            <text:p>/phones/touch</text:p>
          </table:table-cell>
          <table:table-cell office:value-type="string">
            <text:p>Iphone</text:p>
          </table:table-cell>
          <table:table-cell office:value-type="string">
            <text:p>899.99</text:p>
          </table:table-cell>
        </table:table-row>
        <table:table-row>
          <table:table-cell office:value-type="string">
            <text:p>/phones/touch</text:p>
          </table:table-cell>
          <table:table-cell office:value-type="string">
            <text:p>Iphone</text:p>
          </table:table-cell>
          <table:table-cell office:value-type="string">
            <text:p>899.99</text:p>
          </table:table-cell>
        </table:table-row>
        <table:table-row>
          <table:table-cell office:value-type="string">
            <text:p>/phones/touch</text:p>
          </table:table-cell>
          <table:table-cell office:value-type="string">
            <text:p>Iphone</text:p>
          </table:table-cell>
          <table:table-cell office:value-type="string">
            <text:p>899.99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1-22T22:56:26.568219</meta:creation-date>
    <dc:date>2020-01-22T22:56:26.582217</dc:date>
    <meta:generator>http://pypi.python.org/pypi/ezodf/0.1.0$Python3.7.5 (default, Oct 31 2019, 15:18:51) [MSC v.1916 64 bit (AMD64)]</meta:generator>
    <meta:document-statistic/>
    <meta:editing-cycles>1</meta:editing-cycles>
  </office:meta>
</office:document-meta>
</file>